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1c41" officeooo:paragraph-rsid="00061c41"/>
    </style:style>
    <style:style style:name="P2" style:family="paragraph" style:parent-style-name="Standard">
      <style:text-properties officeooo:rsid="0009f9c2" officeooo:paragraph-rsid="0009f9c2"/>
    </style:style>
    <style:style style:name="P3" style:family="paragraph" style:parent-style-name="Standard" style:list-style-name="L1">
      <style:text-properties officeooo:rsid="00061c41" officeooo:paragraph-rsid="00061c41"/>
    </style:style>
    <style:style style:name="P4" style:family="paragraph" style:parent-style-name="Standard" style:list-style-name="L2">
      <style:text-properties officeooo:rsid="00061c41" officeooo:paragraph-rsid="00061c41"/>
    </style:style>
    <style:style style:name="P5" style:family="paragraph" style:parent-style-name="Standard" style:list-style-name="L1">
      <style:text-properties officeooo:rsid="000657c6" officeooo:paragraph-rsid="000657c6"/>
    </style:style>
    <style:style style:name="P6" style:family="paragraph" style:parent-style-name="Standard" style:list-style-name="L2">
      <style:text-properties officeooo:rsid="000657c6" officeooo:paragraph-rsid="000657c6"/>
    </style:style>
    <style:style style:name="P7" style:family="paragraph" style:parent-style-name="Standard" style:list-style-name="L1">
      <style:text-properties officeooo:rsid="0009f9c2" officeooo:paragraph-rsid="0009f9c2"/>
    </style:style>
    <style:style style:name="P8" style:family="paragraph" style:parent-style-name="Standard" style:list-style-name="L2">
      <style:text-properties officeooo:rsid="0009f9c2" officeooo:paragraph-rsid="0009f9c2"/>
    </style:style>
    <style:style style:name="P9" style:family="paragraph" style:parent-style-name="Standard" style:list-style-name="L2">
      <style:text-properties officeooo:rsid="00076ab0" officeooo:paragraph-rsid="00076ab0"/>
    </style:style>
    <style:style style:name="P10" style:family="paragraph" style:parent-style-name="Standard" style:list-style-name="L2">
      <style:text-properties officeooo:rsid="000c128a" officeooo:paragraph-rsid="000c128a"/>
    </style:style>
    <style:style style:name="P11" style:family="paragraph" style:parent-style-name="Standard" style:list-style-name="L2">
      <style:text-properties officeooo:rsid="000dd66f" officeooo:paragraph-rsid="000dd66f"/>
    </style:style>
    <style:style style:name="T1" style:family="text">
      <style:text-properties officeooo:rsid="00076ab0"/>
    </style:style>
    <style:style style:name="T2" style:family="text">
      <style:text-properties officeooo:rsid="0009f9c2"/>
    </style:style>
    <style:style style:name="T3" style:family="text">
      <style:text-properties fo:font-size="12pt"/>
    </style:style>
    <style:style style:name="T4" style:family="text">
      <style:text-properties officeooo:rsid="000dd6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ties:</text:p>
      <text:list xml:id="list2016667951" text:style-name="L1">
        <text:list-item>
          <text:p text:style-name="P3">Company</text:p>
        </text:list-item>
        <text:list-item>
          <text:p text:style-name="P3">Medicine</text:p>
        </text:list-item>
        <text:list-item>
          <text:p text:style-name="P3">customer</text:p>
        </text:list-item>
        <text:list-item>
          <text:p text:style-name="P3">User</text:p>
        </text:list-item>
        <text:list-item>
          <text:p text:style-name="P3"><text:span text:style-name="T2">Customer</text:span>Purchase</text:p>
        </text:list-item>
        <text:list-item>
          <text:p text:style-name="P5"><text:span text:style-name="T2">Customer</text:span>PurchaseMedicine</text:p>
        </text:list-item>
        <text:list-item>
          <text:p text:style-name="P3">CompanyPurchase</text:p>
        </text:list-item>
        <text:list-item>
          <text:p text:style-name="P7">CompanyPurchaseMedicine</text:p>
        </text:list-item>
        <text:list-item>
          <text:p text:style-name="P3">CustomerPayment</text:p>
        </text:list-item>
      </text:list>
      <text:p text:style-name="P1"/>
      <text:p text:style-name="P1">Models with Attributes:</text:p>
      <text:list xml:id="list89705572" text:style-name="L2">
        <text:list-item>
          <text:p text:style-name="P4">Company: </text:p>
          <text:list>
            <text:list-item>
              <text:p text:style-name="P4">Name</text:p>
            </text:list-item>
            <text:list-item>
              <text:p text:style-name="P4">Email</text:p>
            </text:list-item>
            <text:list-item>
              <text:p text:style-name="P4">Phone</text:p>
            </text:list-item>
            <text:list-item>
              <text:p text:style-name="P6">Location</text:p>
            </text:list-item>
          </text:list>
        </text:list-item>
        <text:list-item>
          <text:p text:style-name="P11">MedicineType:</text:p>
          <text:list>
            <text:list-item>
              <text:p text:style-name="P11">type</text:p>
            </text:list-item>
          </text:list>
        </text:list-item>
        <text:list-item>
          <text:p text:style-name="P6">Medicine:</text:p>
          <text:list>
            <text:list-item>
              <text:p text:style-name="P6">BrandName</text:p>
            </text:list-item>
            <text:list-item>
              <text:p text:style-name="P6">MedicalName</text:p>
            </text:list-item>
            <text:list-item>
              <text:p text:style-name="P6">Formula</text:p>
            </text:list-item>
            <text:list-item>
              <text:p text:style-name="P10">type_<text:span text:style-name="T4">id</text:span></text:p>
            </text:list-item>
            <text:list-item>
              <text:p text:style-name="P6">ExpDate</text:p>
            </text:list-item>
            <text:list-item>
              <text:p text:style-name="P6">Price</text:p>
            </text:list-item>
            <text:list-item>
              <text:p text:style-name="P6"><text:span text:style-name="T1">Q</text:span>uantity</text:p>
            </text:list-item>
          </text:list>
        </text:list-item>
        <text:list-item>
          <text:p text:style-name="P6">Customer:</text:p>
          <text:list>
            <text:list-item>
              <text:p text:style-name="P6">Name</text:p>
            </text:list-item>
            <text:list-item>
              <text:p text:style-name="P6">Company</text:p>
            </text:list-item>
            <text:list-item>
              <text:p text:style-name="P6">Email</text:p>
            </text:list-item>
            <text:list-item>
              <text:p text:style-name="P6">Phone</text:p>
            </text:list-item>
            <text:list-item>
              <text:p text:style-name="P6">Address</text:p>
            </text:list-item>
            <text:list-item>
              <text:p text:style-name="P8">Debt</text:p>
            </text:list-item>
          </text:list>
        </text:list-item>
        <text:list-item>
          <text:p text:style-name="P6"><text:span text:style-name="T1">Customer</text:span>Purchase:</text:p>
          <text:list>
            <text:list-item>
              <text:p text:style-name="P6">Customer_id</text:p>
            </text:list-item>
            <text:list-item>
              <text:p text:style-name="P6"><text:span text:style-name="T1">D</text:span>ate</text:p>
            </text:list-item>
          </text:list>
        </text:list-item>
        <text:list-item>
          <text:p text:style-name="P9">CustomerPurchaseMedicine:</text:p>
          <text:list>
            <text:list-item>
              <text:p text:style-name="P9">Purchase_id</text:p>
            </text:list-item>
            <text:list-item>
              <text:p text:style-name="P9">Medicine_id</text:p>
            </text:list-item>
            <text:list-item>
              <text:p text:style-name="P9">Quantity</text:p>
            </text:list-item>
            <text:list-item>
              <text:p text:style-name="P9">Price</text:p>
            </text:list-item>
          </text:list>
        </text:list-item>
        <text:list-item>
          <text:p text:style-name="P9">CompanyPurchase:</text:p>
          <text:list>
            <text:list-item>
              <text:p text:style-name="P9">Company_id</text:p>
            </text:list-item>
            <text:list-item>
              <text:p text:style-name="P9">Date</text:p>
            </text:list-item>
          </text:list>
        </text:list-item>
        <text:list-item>
          <text:p text:style-name="P9">CompanyPurchaseMedicine</text:p>
          <text:list>
            <text:list-item>
              <text:p text:style-name="P9">Purchase_id</text:p>
            </text:list-item>
            <text:list-item>
              <text:p text:style-name="P9">Medicine_id</text:p>
            </text:list-item>
            <text:list-item>
              <text:p text:style-name="P9">Quantity</text:p>
            </text:list-item>
            <text:list-item>
              <text:p text:style-name="P9">Price</text:p>
            </text:list-item>
          </text:list>
        </text:list-item>
        <text:list-item>
          <text:p text:style-name="P8">CustomerPayment:</text:p>
          <text:list>
            <text:list-item>
              <text:p text:style-name="P8">Customer_id</text:p>
            </text:list-item>
            <text:list-item>
              <text:p text:style-name="P8"><text:soft-page-break/>Date</text:p>
            </text:list-item>
            <text:list-item>
              <text:p text:style-name="P8">Payed_amount</text:p>
            </text:list-item>
          </text:list>
        </text:list-item>
      </text:list>
      <text:p text:style-name="P2"/>
      <text:list xml:id="list223928040284091" text:continue-numbering="true" text:style-name="L2">
        <text:list-item>
          <text:p text:style-name="P8">User:</text:p>
          <text:list>
            <text:list-item>
              <text:p text:style-name="P8">Userna<text:span text:style-name="T3">me</text:span></text:p>
            </text:list-item>
            <text:list-item>
              <text:p text:style-name="P8"><text:span text:style-name="T3">Passw</text:span>ord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3T14:12:58.866470191</meta:creation-date>
    <dc:date>2022-04-03T22:39:27.342309225</dc:date>
    <meta:editing-duration>PT6M19S</meta:editing-duration>
    <meta:editing-cycles>2</meta:editing-cycles>
    <meta:generator>LibreOffice/7.3.2.1$Linux_X86_64 LibreOffice_project/30$Build-1</meta:generator>
    <meta:document-statistic meta:table-count="0" meta:image-count="0" meta:object-count="0" meta:page-count="2" meta:paragraph-count="56" meta:word-count="112" meta:character-count="602" meta:non-whitespace-character-count="599"/>
  </office:meta>
</office:document-meta>
</file>